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a4c53" officeooo:paragraph-rsid="001be316"/>
    </style:style>
    <style:style style:name="P2" style:family="paragraph" style:parent-style-name="Text_20_body">
      <style:text-properties officeooo:rsid="001cc12c" officeooo:paragraph-rsid="001cc12c"/>
    </style:style>
    <style:style style:name="P3" style:family="paragraph" style:parent-style-name="Text_20_body">
      <style:text-properties officeooo:rsid="001e516f" officeooo:paragraph-rsid="001e516f"/>
    </style:style>
    <style:style style:name="P4" style:family="paragraph" style:parent-style-name="Text_20_body" style:list-style-name="L1">
      <style:text-properties officeooo:rsid="001fa5a4" officeooo:paragraph-rsid="001fa5a4"/>
    </style:style>
    <style:style style:name="P5" style:family="paragraph" style:parent-style-name="Text_20_body" style:list-style-name="L1">
      <style:text-properties officeooo:rsid="00211946" officeooo:paragraph-rsid="00211946"/>
    </style:style>
    <style:style style:name="P6" style:family="paragraph" style:parent-style-name="Text_20_body" style:list-style-name="L1">
      <style:text-properties officeooo:rsid="0023e35e" officeooo:paragraph-rsid="0023e35e"/>
    </style:style>
    <style:style style:name="P7" style:family="paragraph" style:parent-style-name="Text_20_body" style:list-style-name="L1">
      <style:text-properties officeooo:rsid="0026371f" officeooo:paragraph-rsid="0026371f"/>
    </style:style>
    <style:style style:name="P8" style:family="paragraph" style:parent-style-name="Heading_20_2">
      <style:text-properties officeooo:rsid="001fa5a4" officeooo:paragraph-rsid="001fa5a4"/>
    </style:style>
    <style:style style:name="P9" style:family="paragraph" style:parent-style-name="Heading_20_1">
      <style:text-properties officeooo:rsid="001a4c53" officeooo:paragraph-rsid="001a4c53"/>
    </style:style>
    <style:style style:name="T1" style:family="text">
      <style:text-properties fo:language="en" fo:country="US"/>
    </style:style>
    <style:style style:name="T2" style:family="text">
      <style:text-properties fo:language="cs" fo:country="CZ"/>
    </style:style>
    <style:style style:name="T3" style:family="text">
      <style:text-properties fo:language="cs" fo:country="CZ" officeooo:rsid="001be316"/>
    </style:style>
    <style:style style:name="T4" style:family="text">
      <style:text-properties fo:language="cs" fo:country="CZ" officeooo:rsid="001c0bda"/>
    </style:style>
    <style:style style:name="T5" style:family="text">
      <style:text-properties fo:language="cs" fo:country="CZ" officeooo:rsid="001e516f"/>
    </style:style>
    <style:style style:name="T6" style:family="text">
      <style:text-properties officeooo:rsid="001cc12c"/>
    </style:style>
    <style:style style:name="T7" style:family="text">
      <style:text-properties fo:font-style="italic" style:font-style-asian="italic" style:font-style-complex="italic"/>
    </style:style>
    <style:style style:name="T8" style:family="text">
      <style:text-properties fo:font-style="italic" officeooo:rsid="00211946" style:font-style-asian="italic" style:font-style-complex="italic"/>
    </style:style>
    <style:style style:name="T9" style:family="text">
      <style:text-properties fo:font-style="italic" officeooo:rsid="0025112f" style:font-style-asian="italic" style:font-style-complex="italic"/>
    </style:style>
    <style:style style:name="T10" style:family="text">
      <style:text-properties fo:font-style="italic" officeooo:rsid="00263cc4" style:font-style-asian="italic" style:font-style-complex="italic"/>
    </style:style>
    <style:style style:name="T11" style:family="text">
      <style:text-properties fo:font-style="italic" officeooo:rsid="0026d392"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11946" style:font-style-asian="normal" style:font-style-complex="normal"/>
    </style:style>
    <style:style style:name="T14" style:family="text">
      <style:text-properties fo:font-style="normal" officeooo:rsid="00230f03" style:font-style-asian="normal" style:font-style-complex="normal"/>
    </style:style>
    <style:style style:name="T15" style:family="text">
      <style:text-properties fo:font-style="normal" officeooo:rsid="0025112f" style:font-style-asian="normal" style:font-style-complex="normal"/>
    </style:style>
    <style:style style:name="T16" style:family="text">
      <style:text-properties fo:font-style="normal" officeooo:rsid="00263cc4" style:font-style-asian="normal" style:font-style-complex="normal"/>
    </style:style>
    <style:style style:name="T17" style:family="text">
      <style:text-properties fo:font-style="normal" officeooo:rsid="0026d392"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Hičkok – tokenizace <text:span text:style-name="T6">a slovní segmentace</text:span></text:h>
      <text:p text:style-name="P1">UD se od jiných anotačních schémat odlišuje tím, že má dvě roviny segmentace věty na menší jednotky. Nižší z obou rovin odpovídá klasické tokenizaci, kde token je buď ohraničen mezerami, nebo předělem mezi písmeny a jinými znaky, zejména interpunkcí. Druhé z obou rovin se někdy říká slovní segmentace (<text:span text:style-name="T1">word segmentation</text:span><text:span text:style-name="T2">) a uplatňuje se v případech, kdy je důvod rozdělit token složený z písmen. V terminologii UD jde o víceslovný token (multiword token) a části, na které je rozdělen, jsou slova – míněno morfosyntaktická slova (zatímco původní víceslovný token je ortografickým slovem). </text:span><text:span text:style-name="T3">Tvar původního víceslovného tokenu je v anotovaných datech zachován, takže je možné zpětně namapovat morfosyntaktická slova na původní text věty. Víceslovný token však není uzlem v závislostním stromu a nenese ani žádné morfologické anotace.</text:span></text:p>
      <text:p text:style-name="P1"><text:span text:style-name="T3">Tato rovina slovní segmentace není využita ve všech jazycích. V novočeských datech </text:span><text:span text:style-name="T4">využita je, ale projevuje se poměrně zřídka. Většina povrchových tokenů jsou tedy současně slovy a uzly závislostního stromu (v tomto smyslu je slovem-uzlem i token, který bychom se jinak zdráhali prohlásit za slovo, např. interpunkce).</text:span></text:p>
      <text:p text:style-name="P2"><text:span text:style-name="T4">S</text:span><text:span text:style-name="T2">egmentace víceslovných tokenů je koncipována tak, aby jednotlivá slova nemusela být pouze podřetězci povrchového tokenu (nebo obráceně, není požadováno, aby prostým sřetězením částí vznikl víceslovný token v tom tvaru, v jakém se vyskytl na povrchu). Dílčí slova mají ve sloupci FORM uveden hypotetický tvar, který by se pravděpodobně použil, kdyby dotyčná morfosyntaktická slova nebyla stažena do jednoho ortografického slova. Ví se, pod který víceslovný token které slovo patří, ale není třeba vyznačovat, které části tvaru tokenu toto slovo odpovídá, a UD na to ani neposkytuje mechanismus. (Poznámka: UD ani nezakazuje použít jako tvar dílčího slova přesný podřetězec tvaru víceslovného tokenu a některé jazyky tomu dávají přednost, čeština ale mezi ně nepatří. </text:span><text:span text:style-name="T5">Oba přístupy mají své výhody i nevýhody.)</text:span></text:p>
      <text:p text:style-name="P3"><text:span text:style-name="T2">Popis druhů víceslovných tokenů a pravidla jejich segmentace v českých UD jsou zdokumentována na stránce </text:span><text:a xlink:type="simple" xlink:href="https://universaldependencies.org/cs/tokenization.html" text:style-name="Internet_20_link" text:visited-style-name="Visited_20_Internet_20_Link">https://universaldependencies.org/cs/tokenization.html</text:a><text:span text:style-name="T2">.</text:span></text:p>
      <text:h text:style-name="P8" text:outline-level="2">Problémy při anotaci staročeských dat</text:h>
      <text:list xml:id="list1315468570" text:style-name="L1">
        <text:list-item>
          <text:p text:style-name="P4">Dokumentace UD momentálně tvrdí, že příklonka <text:span text:style-name="T7">-ť</text:span><text:span text:style-name="T12"> je stažený tvar spojky </text:span><text:span text:style-name="T7">neboť</text:span><text:span text:style-name="T12">, což je zřejmě problematické. V celých novočeských datech je jen jeden výskyt v PDT </text:span><text:span text:style-name="T7">(neníť)</text:span><text:span text:style-name="T12">, ten se dá případně opravit. Zdá se, že tady neexistuje žádný dobře zdůvodněný hypotetický tvar, jak by se to řeklo, kdyby to nebylo přilepené jako příklonka, protože se to asi v jiné podobě nevyskytuje (a samotné </text:span><text:span text:style-name="T7">neboť</text:span><text:span text:style-name="T12"> možná vzniklo přilepením </text:span><text:span text:style-name="T13">-</text:span><text:span text:style-name="T7">ť</text:span><text:span text:style-name="T12"> k </text:span><text:span text:style-name="T7">nebo</text:span><text:span text:style-name="T12">). </text:span><text:span text:style-name="T13">Takže jako tvar bude asi lepší nechat </text:span><text:span text:style-name="T8">ť</text:span><text:span text:style-name="T13">. Pak je také sporné, zda tomu dávat slovní druh CCONJ a závislost cc. Alternativou by u slovního druhu bylo asi PART, u závislosti snad discourse.</text:span></text:p>
          <text:list>
            <text:list-item>
              <text:p text:style-name="P6"><text:span text:style-name="T13">V</text:span><text:span text:style-name="T12">e staročeských datech se </text:span><text:span text:style-name="T7">-ť</text:span><text:span text:style-name="T12"> vyskytuje o dost častěji a je potřeba si ujasnit, kde všude ho odtrhávat a kde nechat případně token vcelku. Otázka je zejména u slov, která mohla tímto způsobem vzniknout a zachovala se do současnosti, akorát dnes jsou chápána jako nedělitelná </text:span><text:span text:style-name="T7">(neboť, byť, vždyť, </text:span><text:span text:style-name="T9">ať, nechť, toť,</text:span><text:span text:style-name="T15"> jednou se v PDT objevilo i </text:span><text:span text:style-name="T9">arciť</text:span><text:span text:style-name="T7">)</text:span><text:span text:style-name="T12">.</text:span></text:p>
            </text:list-item>
          </text:list>
        </text:list-item>
        <text:list-item>
          <text:p text:style-name="P7"><text:span text:style-name="T12">Objevil se i návrh odtrhávat koncové </text:span><text:span text:style-name="T7">-ž</text:span><text:span text:style-name="T12">, např. u imperativu </text:span><text:span text:style-name="T7">obratiž</text:span><text:span text:style-name="T12">. Jakou by to mělo funkci? A pokud bychom to začali dělat, podobně jako u </text:span><text:span text:style-name="T7">-ť</text:span><text:span text:style-name="T12"> musíme vědět, kdy odtrhávat a </text:span><text:soft-page-break/><text:span text:style-name="T12">kdy ne. Takové </text:span><text:span text:style-name="T7">což</text:span><text:span text:style-name="T12"> nebo </text:span><text:span text:style-name="T7">jehož</text:span><text:span text:style-name="T12"> jsou v novočeských datech nedělitelná slova. Namátkou: </text:span><text:span text:style-name="T7">než, když, až, což, rovněž?, jehož, jejichž, jenž?, aniž, jakož, natož, </text:span><text:span text:style-name="T10">budiž</text:span><text:span text:style-name="T16">. Určitě bych tím pádem nedělil ani </text:span><text:span text:style-name="T10">kdož/ktož</text:span><text:span text:style-name="T16">, které v novočeských datech nevidím, a v podstatě asi žádné zájmeno, příslovce nebo spojku končící na</text:span><text:span text:style-name="T10"> -ž</text:span><text:span text:style-name="T16">. U sloves si nejsem jistý, ale asi jsem to zatím viděl pouze u imperativu a jako laik to vnímám jako archaický tvar imperativu. </text:span><text:span text:style-name="T17">A v datech už se objevila i kombinace s adjektivem </text:span><text:span text:style-name="T11">(dřevniehož)</text:span><text:span text:style-name="T17">.</text:span></text:p>
        </text:list-item>
        <text:list-item>
          <text:p text:style-name="P5"><text:span text:style-name="T12">Kontrakce předložky s akuzativním osobním zájmenem </text:span><text:span text:style-name="T7">on (proň, naň, oň, zaň)</text:span><text:span text:style-name="T12"> se v novočeských datech automaticky rozkládá na předložku + </text:span><text:span text:style-name="T7">něj</text:span><text:span text:style-name="T12">. Všiml jsem si, že ve staročeských datech anotátorky dávají přednost tvaru </text:span><text:span text:style-name="T7">ňej</text:span><text:span text:style-name="T12"> (když už nemůžou nechat samotné </text:span><text:span text:style-name="T7">ň</text:span><text:span text:style-name="T12">), který se někdy opravdu objevuje v datech jako celé slovo, zapsaný takto. Mám to chápat tak, že </text:span><text:span text:style-name="T7">ňej</text:span><text:span text:style-name="T12"> a </text:span><text:span text:style-name="T7">něj</text:span><text:span text:style-name="T12"> se ve staročeském období považují za fonologicky odlišné, takže hraje roli, co z nich si vybereme? V tom případě by asi opravdu ve staročeských textech ten hypotetický tvar byl </text:span><text:span text:style-name="T7">ňej</text:span><text:span text:style-name="T12">.</text:span></text:p>
          <text:list>
            <text:list-item>
              <text:p text:style-name="P5"><text:span text:style-name="T12">Stejných kontrakcí se týká i otázka vokalizace předložek. Ve staženém tvaru </text:span><text:span text:style-name="T7">přědeň</text:span><text:span text:style-name="T12"> je předložka vokalizovaná pomocným </text:span><text:span text:style-name="T7">-e-</text:span><text:span text:style-name="T12">, pokud ale konzistentně pracujeme s hypotetickými nestaženými tvary, tak před </text:span><text:span text:style-name="T7">něj (ňej)</text:span><text:span text:style-name="T12"> vokalizace </text:span><text:span text:style-name="T14">(</text:span><text:span text:style-name="T12">nejspíš?</text:span><text:span text:style-name="T14">)</text:span><text:span text:style-name="T12"> odpadne a bude to rozloženo na </text:span><text:span text:style-name="T7">přěd + ňej</text:span><text:span text:style-name="T12">.</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06T11:18:28.360000000</meta:creation-date>
    <dc:date>2024-09-06T14:27:35.876000000</dc:date>
    <meta:editing-duration>PT36M21S</meta:editing-duration>
    <meta:editing-cycles>7</meta:editing-cycles>
    <meta:generator>LibreOffice/5.3.1.2$Windows_X86_64 LibreOffice_project/e80a0e0fd1875e1696614d24c32df0f95f03deb2</meta:generator>
    <meta:document-statistic meta:table-count="0" meta:image-count="0" meta:object-count="0" meta:page-count="2" meta:paragraph-count="11" meta:word-count="724" meta:character-count="4648" meta:non-whitespace-character-count="3938"/>
  </office:meta>
</office:document-meta>
</file>